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093884529750594313"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text:soft-page-break/>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text:soft-page-break/></text:p>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text:soft-page-break/>–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text:soft-page-break/>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text:soft-page-break/>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text:soft-page-break/>–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text:soft-page-break/>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text:soft-page-break/>–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text:soft-page-break/>–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text:soft-page-break/>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text:soft-page-break/>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text:soft-page-break/></text:p>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text:soft-page-break/>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text:soft-page-break/>–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text:span><text:span text:style-name="T51">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text:soft-page-break/></text:p>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text:soft-page-break/></text:p>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text:soft-page-break/>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text:soft-page-break/>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9T18:05:13.77</dc:date>
    <meta:editing-duration>P163DT7H20M38S</meta:editing-duration>
    <meta:editing-cycles>1040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7" meta:paragraph-count="5010" meta:word-count="109638" meta:character-count="697108"/>
  </office:meta>
</office:document-meta>
</file>